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paragraph-properties fo:break-before="page"/>
    </style:style>
    <style:style style:name="P27" style:parent-style-name="Normal" style:family="paragraph">
      <style:paragraph-properties fo:break-before="page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paragraph-properties fo:break-before="page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paragraph-properties fo:break-before="page"/>
    </style:style>
    <style:style style:name="P32" style:parent-style-name="Normal" style:family="paragraph">
      <style:paragraph-properties fo:break-before="page"/>
    </style:style>
    <style:style style:name="P33" style:parent-style-name="Normal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4"/>
      <text:p text:style-name="P25"><draw:frame draw:style-name="a0" draw:name="drawing" text:anchor-type="as-char" svg:x="0in" svg:y="0in" svg:width="3.64234in" svg:height="4.79167in" style:rel-width="scale" style:rel-height="scale"><draw:image xlink:href="media/image1.png" xlink:type="simple" xlink:show="embed" xlink:actuate="onLoad"/><svg:title/><svg:desc/></draw:frame><draw:frame draw:style-name="a1" draw:name="drawing" text:anchor-type="as-char" svg:x="0in" svg:y="0in" svg:width="5.55286in" svg:height="3.54216in" style:rel-width="scale" style:rel-height="scale"><draw:image xlink:href="media/image2.png" xlink:type="simple" xlink:show="embed" xlink:actuate="onLoad"/><svg:title/><svg:desc/></draw:frame></text:p>
      <text:p text:style-name="P26"><draw:frame draw:style-name="a2" draw:name="drawing" text:anchor-type="as-char" svg:x="0in" svg:y="0in" svg:width="5.90625in" svg:height="3.61458in" style:rel-width="scale" style:rel-height="scale"><draw:image xlink:href="media/image3.png" xlink:type="simple" xlink:show="embed" xlink:actuate="onLoad"/><svg:title/><svg:desc/></draw:frame><draw:frame draw:style-name="a3" draw:name="drawing" text:anchor-type="as-char" svg:x="0in" svg:y="0in" svg:width="5.49035in" svg:height="3.58383in" style:rel-width="scale" style:rel-height="scale"><draw:image xlink:href="media/image4.png" xlink:type="simple" xlink:show="embed" xlink:actuate="onLoad"/><svg:title/><svg:desc/></draw:frame></text:p>
      <text:p text:style-name="P27"><draw:frame draw:style-name="a4" draw:name="drawing" text:anchor-type="as-char" svg:x="0in" svg:y="0in" svg:width="5.90625in" svg:height="3.97917in" style:rel-width="scale" style:rel-height="scale"><draw:image xlink:href="media/image5.png" xlink:type="simple" xlink:show="embed" xlink:actuate="onLoad"/><svg:title/><svg:desc/></draw:frame><draw:frame draw:style-name="a5" draw:name="drawing" text:anchor-type="as-char" svg:x="0in" svg:y="0in" svg:width="5.57369in" svg:height="3.54216in" style:rel-width="scale" style:rel-height="scale"><draw:image xlink:href="media/image6.png" xlink:type="simple" xlink:show="embed" xlink:actuate="onLoad"/><svg:title/><svg:desc/></draw:frame></text:p>
      <text:p text:style-name="P28"><draw:frame draw:style-name="a6" draw:name="drawing" text:anchor-type="as-char" svg:x="0in" svg:y="0in" svg:width="5.27157in" svg:height="4.59439in" style:rel-width="scale" style:rel-height="scale"><draw:image xlink:href="media/image7.png" xlink:type="simple" xlink:show="embed" xlink:actuate="onLoad"/><svg:title/><svg:desc/></draw:frame><draw:frame draw:style-name="a7" draw:name="drawing" text:anchor-type="as-char" svg:x="0in" svg:y="0in" svg:width="5.5216in" svg:height="3.60467in" style:rel-width="scale" style:rel-height="scale"><draw:image xlink:href="media/image8.png" xlink:type="simple" xlink:show="embed" xlink:actuate="onLoad"/><svg:title/><svg:desc/></draw:frame></text:p>
      <text:p text:style-name="P29"><draw:frame draw:style-name="a8" draw:name="drawing" text:anchor-type="as-char" svg:x="0in" svg:y="0in" svg:width="3.55386in" svg:height="5.70833in" style:rel-width="scale" style:rel-height="scale"><draw:image xlink:href="media/image9.png" xlink:type="simple" xlink:show="embed" xlink:actuate="onLoad"/><svg:title/><svg:desc/></draw:frame><draw:frame draw:style-name="a9" draw:name="drawing" text:anchor-type="as-char" svg:x="0in" svg:y="0in" svg:width="5.62579in" svg:height="3.52132in" style:rel-width="scale" style:rel-height="scale"><draw:image xlink:href="media/image10.png" xlink:type="simple" xlink:show="embed" xlink:actuate="onLoad"/><svg:title/><svg:desc/></draw:frame></text:p>
      <text:p text:style-name="P30"><draw:frame draw:style-name="a10" draw:name="drawing" text:anchor-type="as-char" svg:x="0in" svg:y="0in" svg:width="3.87554in" svg:height="1.47937in" style:rel-width="scale" style:rel-height="scale"><draw:image xlink:href="media/image11.png" xlink:type="simple" xlink:show="embed" xlink:actuate="onLoad"/><svg:title/><svg:desc/></draw:frame><draw:frame draw:style-name="a11" draw:name="drawing" text:anchor-type="as-char" svg:x="0in" svg:y="0in" svg:width="5.74038in" svg:height="3.563in" style:rel-width="scale" style:rel-height="scale"><draw:image xlink:href="media/image12.png" xlink:type="simple" xlink:show="embed" xlink:actuate="onLoad"/><svg:title/><svg:desc/></draw:frame></text:p>
      <text:p text:style-name="P31"><draw:frame draw:style-name="a12" draw:name="drawing" text:anchor-type="as-char" svg:x="0in" svg:y="0in" svg:width="4.88264in" svg:height="5.14583in" style:rel-width="scale" style:rel-height="scale"><draw:image xlink:href="media/image13.png" xlink:type="simple" xlink:show="embed" xlink:actuate="onLoad"/><svg:title/><svg:desc/></draw:frame><draw:frame draw:style-name="a13" draw:name="drawing" text:anchor-type="as-char" svg:x="0in" svg:y="0in" svg:width="5.59453in" svg:height="3.52132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drawing" text:anchor-type="as-char" svg:x="0in" svg:y="0in" svg:width="4.98958in" svg:height="5.68091in" style:rel-width="scale" style:rel-height="scale"><draw:image xlink:href="media/image15.png" xlink:type="simple" xlink:show="embed" xlink:actuate="onLoad"/><svg:title/><svg:desc/></draw:frame><draw:frame draw:style-name="a15" draw:name="drawing" text:anchor-type="as-char" svg:x="0in" svg:y="0in" svg:width="5.54244in" svg:height="3.47965in" style:rel-width="scale" style:rel-height="scale"><draw:image xlink:href="media/image16.png" xlink:type="simple" xlink:show="embed" xlink:actuate="onLoad"/><svg:title/><svg:desc/></draw:frame></text:p>
      <text:p text:style-name="P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-top="0.1444in" fo:padding-left="0.834in" fo:padding-bottom="0.1444in" fo:padding-right="0.834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2604in" style:use-optimal-column-width="false"/>
    </style:style>
    <style:style style:name="TableColumn4" style:family="table-column">
      <style:table-column-properties style:column-width="0.6701in" style:use-optimal-column-width="false"/>
    </style:style>
    <style:style style:name="TableColumn5" style:family="table-column">
      <style:table-column-properties style:column-width="1.9652in" style:use-optimal-column-width="false"/>
    </style:style>
    <style:style style:name="Table2" style:family="table">
      <style:table-properties style:width="5.8958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3.552in" style:use-optimal-column-width="false"/>
    </style:style>
    <style:style style:name="TableColumn15" style:family="table-column">
      <style:table-column-properties style:column-width="0.3784in" style:use-optimal-column-width="false"/>
    </style:style>
    <style:style style:name="TableColumn16" style:family="table-column">
      <style:table-column-properties style:column-width="1.9652in" style:use-optimal-column-width="false"/>
    </style:style>
    <style:style style:name="Table13" style:family="table">
      <style:table-properties style:width="5.8958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TECNOLOGICO SUPERIOR DE JALISCO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>MANUAL DE PRACTICAS</text:p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ELABORADO POR JONATHAN ISAIS PILA LIMON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ias Limon</meta:initial-creator>
    <dc:creator>Isaias Limon</dc:creator>
    <meta:creation-date>2025-09-11T04:35:00Z</meta:creation-date>
    <dc:date>2025-09-11T04:35:00Z</dc:date>
    <meta:template xlink:href="Normal.dotm" xlink:type="simple"/>
    <meta:editing-cycles>2</meta:editing-cycles>
    <meta:editing-duration>PT0S</meta:editing-duration>
    <meta:document-statistic meta:page-count="1" meta:paragraph-count="1" meta:word-count="5" meta:character-count="37" meta:row-count="1" meta:non-whitespace-character-count="33"/>
  </office:meta>
</office:document-meta>
</file>